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#Iteration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ssue</text:p>
          </table:table-cell>
          <table:table-cell table:style-name="Default" office:value-type="string" calcext:value-type="string">
            <text:p>EXE</text:p>
          </table:table-cell>
          <table:table-cell table:style-name="Default" office:value-type="string" calcext:value-type="string">
            <text:p>MEM</text:p>
          </table:table-cell>
          <table:table-cell table:style-name="Default" office:value-type="string" calcext:value-type="string">
            <text:p>CDBx2</text:p>
          </table:table-cell>
          <table:table-cell table:style-name="Default" office:value-type="string" calcext:value-type="string">
            <text:p>COMMIT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7,f1,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x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7,v7(r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3,v3(r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4,v4(r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m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7,f3,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x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7,v8(r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m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5,v5(r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m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6,v6(r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7,f5,f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x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7,v9(r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m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ui r1,r1,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i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2,r2,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i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ez r2,lo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j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1,v1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m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2,v2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m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7,f1,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x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7,v7(r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m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3,v3(r1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m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4,v4(r1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m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7,f3,f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x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7,v8(r1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m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5,v5(r1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m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6,v6(r1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m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7,f5,f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1x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7,v9(r1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m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ui r1,r1,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i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2,r2,-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i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ez r2,loo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j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6:39:29.237673807</meta:creation-date>
    <meta:generator>LibreOffice/6.0.7.3$Linux_X86_64 LibreOffice_project/00m0$Build-3</meta:generator>
    <dc:date>2019-02-21T16:51:39.993937696</dc:date>
    <meta:editing-duration>PT12M9S</meta:editing-duration>
    <meta:editing-cycles>4</meta:editing-cycles>
    <meta:document-statistic meta:table-count="1" meta:cell-count="191" meta:object-count="0"/>
  </office:meta>
</office:document-meta>
</file>